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/>
      <style:text-properties fo:font-size="11pt" officeooo:paragraph-rsid="001277fe" style:font-size-asian="11pt" style:font-size-complex="11pt"/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1277fe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Script de création de la base de donnée</text:span> </text:h>
      <text:p text:style-name="P2"/>
      <text:p text:style-name="P2">CREATE TABLE Category (</text:p>
      <text:p text:style-name="P1"><text:s text:c="8"/><text:tab/>id INT UNSIGNED NOT NULL AUTO_INCREMENT,</text:p>
      <text:p text:style-name="P1"><text:s text:c="12"/>name_cat VARCHAR(255) NOT NULL,</text:p>
      <text:p text:style-name="P1"><text:s text:c="12"/>PRIMARY KEY (id)</text:p>
      <text:p text:style-name="P1"><text:s text:c="12"/>)</text:p>
      <text:p text:style-name="P1"><text:s text:c="12"/>ENGINE=InnoDB DEFAULT CHARSET=utf8;</text:p>
      <text:p text:style-name="P1">CREATE TABLE Store (</text:p>
      <text:p text:style-name="P1"><text:s text:c="12"/>id INT UNSIGNED NOT NULL AUTO_INCREMENT,</text:p>
      <text:p text:style-name="P1"><text:s text:c="12"/>name_store VARCHAR(255) NOT NULL,</text:p>
      <text:p text:style-name="P1"><text:s text:c="12"/>PRIMARY KEY (id)</text:p>
      <text:p text:style-name="P1"><text:s text:c="12"/>)</text:p>
      <text:p text:style-name="P1"><text:s text:c="12"/>ENGINE=InnoDB DEFAULT CHARSET=utf8;</text:p>
      <text:p text:style-name="P1">CREATE TABLE Product (</text:p>
      <text:p text:style-name="P1"><text:s text:c="12"/>id INT UNSIGNED NOT NULL AUTO_INCREMENT,</text:p>
      <text:p text:style-name="P1"><text:s text:c="12"/>name_product VARCHAR(255) NOT NULL,</text:p>
      <text:p text:style-name="P1"><text:s text:c="12"/>brand VARCHAR(255),</text:p>
      <text:p text:style-name="P1"><text:s text:c="12"/>nutri_score VARCHAR(2),</text:p>
      <text:p text:style-name="P1"><text:s text:c="12"/>ingredient TEXT,</text:p>
      <text:p text:style-name="P1"><text:s text:c="12"/>url TEXT,</text:p>
      <text:p text:style-name="P1"><text:s text:c="12"/>PRIMARY KEY (id)</text:p>
      <text:p text:style-name="P1"><text:s text:c="12"/>)</text:p>
      <text:p text:style-name="P1"><text:s text:c="12"/>ENGINE=InnoDB DEFAULT CHARSET=utf8;</text:p>
      <text:p text:style-name="P1">CREATE TABLE ProductCategory (</text:p>
      <text:p text:style-name="P1"><text:s text:c="12"/>id_product INT UNSIGNED NOT NULL,</text:p>
      <text:p text:style-name="P1"><text:s text:c="12"/>id_product_cat INT UNSIGNED NOT NULL,</text:p>
      <text:p text:style-name="P1"><text:s text:c="12"/>PRIMARY KEY (id_product, id_product_cat),</text:p>
      <text:p text:style-name="P1"><text:s text:c="12"/>FOREIGN KEY (id_product) REFERENCES Product(id),</text:p>
      <text:p text:style-name="P1"><text:s text:c="12"/>FOREIGN KEY (id_product_cat) REFERENCES Category(id)</text:p>
      <text:p text:style-name="P1"><text:s text:c="12"/>)</text:p>
      <text:p text:style-name="P1"><text:s text:c="12"/>ENGINE=InnoDB DEFAULT CHARSET=utf8;</text:p>
      <text:p text:style-name="P1">CREATE TABLE Substitute (</text:p>
      <text:p text:style-name="P1"><text:s text:c="12"/>id_product INT UNSIGNED NOT NULL,</text:p>
      <text:p text:style-name="P1"><text:s text:c="12"/>id_product_substitute INT UNSIGNED NOT NULL,</text:p>
      <text:p text:style-name="P1"><text:s text:c="12"/>PRIMARY KEY (id_product, id_product_substitute),</text:p>
      <text:p text:style-name="P1"><text:s text:c="12"/>FOREIGN KEY (id_product) REFERENCES Product(id),</text:p>
      <text:p text:style-name="P1"><text:s text:c="12"/>FOREIGN KEY (id_product_substitute) REFERENCES Product(id)</text:p>
      <text:p text:style-name="P1"><text:s text:c="12"/>)</text:p>
      <text:p text:style-name="P1"><text:s text:c="12"/>ENGINE=InnoDB DEFAULT CHARSET=utf8;</text:p>
      <text:p text:style-name="P1">CREATE TABLE ProductStore (</text:p>
      <text:p text:style-name="P1"><text:s text:c="12"/>id_product INT UNSIGNED NOT NULL,</text:p>
      <text:p text:style-name="P1"><text:s text:c="12"/>id_product_store INT UNSIGNED NOT NULL,</text:p>
      <text:p text:style-name="P1"><text:s text:c="12"/>PRIMARY KEY (id_product, id_product_store),</text:p>
      <text:p text:style-name="P1"><text:s text:c="12"/>FOREIGN KEY (id_product) REFERENCES Product(id),</text:p>
      <text:p text:style-name="P1"><text:s text:c="12"/>FOREIGN KEY (id_product_store) REFERENCES Store(id)</text:p>
      <text:p text:style-name="P1"><text:s text:c="12"/>)</text:p>
      <text:p text:style-name="P1"><text:s text:c="12"/>ENGINE=InnoDB DEFAULT CHARSET=utf8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7:57:38.558622040</meta:creation-date>
    <dc:date>2020-08-10T18:02:54.767094818</dc:date>
    <meta:editing-duration>PT5M16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47" meta:word-count="175" meta:character-count="1870" meta:non-whitespace-character-count="1264"/>
  </office:meta>
</office:document-meta>
</file>